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.3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99"/>
      <style:text-properties style:use-window-font-color="true" style:text-outline="false" style:text-line-through-style="none" style:text-line-through-type="none" style:font-name="Garamon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TW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Garamon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TW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Garamon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TW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83caff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GC_C</text:p>
          </table:table-cell>
          <table:table-cell table:style-name="ce6" office:value-type="string" calcext:value-type="string">
            <text:p>Date</text:p>
          </table:table-cell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1. R Basic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 Quickly Exploring Dat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3. Bar Graph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4. Line Graph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. Scatter Plot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6. Summarized Data Distribution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7. Annotation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8. Ax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9. Controlling the Overall Appearance of Graphs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0. Legend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1. Facet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2. Using Colors in Plot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3. Miscellaneous Graph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4. Output for Presentat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5. Getting Your Data into Shape</text:p>
          </table:table-cell>
          <table:table-cell/>
          <table:table-cell office:value-type="string" calcext:value-type="string">
            <text:p>.</text:p>
          </table:table-cell>
          <table:table-cell table:number-columns-repeated="1021"/>
        </table:table-row>
        <table:table-row table:style-name="ro1" table:number-rows-repeated="33">
          <table:table-cell table:style-name="ce3"/>
          <table:table-cell table:number-columns-repeated="1023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0">00/00/0000</text:date>, <text:time style:data-style-name="N2" text:time-value="19:22:25.8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6T03:54:46.662000000</meta:creation-date>
    <dc:date>2014-12-30T19:22:46.989000000</dc:date>
    <meta:editing-duration>PT6M34S</meta:editing-duration>
    <meta:editing-cycles>9</meta:editing-cycles>
    <meta:generator>LibreOffice/4.3.5.2$Windows_x86 LibreOffice_project/3a87456aaa6a95c63eea1c1b3201acedf0751bd5</meta:generator>
    <meta:document-statistic meta:table-count="1" meta:cell-count="18" meta:object-count="0"/>
  </office:meta>
</office:document-meta>
</file>